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3cm"/>
    </style:style>
    <style:style style:name="co3" style:family="table-column">
      <style:table-column-properties fo:break-before="auto" style:column-width="5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ruct menu Software control bladeRF 2.0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ev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 — info</text:p>
          </table:table-cell>
          <table:table-cell office:value-type="string" calcext:value-type="string">
            <text:p>1 - info interface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- info power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- info radio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 - return menu\n\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2 - set parametrs</text:p>
          </table:table-cell>
          <table:table-cell office:value-type="string" calcext:value-type="string">
            <text:p>1 - set freq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- set samplerate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- set bandwidth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 - set AG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 - set FI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 - return menu\n\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3 - read radiodata</text:p>
          </table:table-cell>
          <table:table-cell office:value-type="string" calcext:value-type="string">
            <text:p>1 - read metadata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- read sync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 - return menu\n\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4 - transmit data</text:p>
          </table:table-cell>
          <table:table-cell office:value-type="string" calcext:value-type="string">
            <text:p>1 - transmit metadata\n"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- transmit sync\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 - return menu\n\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5 — hel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 — exi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6T09:57:50.331327889</meta:creation-date>
    <dc:date>2026-02-26T10:02:46.700428369</dc:date>
    <meta:editing-duration>PT4M57S</meta:editing-duration>
    <meta:editing-cycles>1</meta:editing-cycles>
    <meta:document-statistic meta:table-count="1" meta:cell-count="26" meta:object-count="0"/>
    <meta:generator>LibreOffice/25.2.3.2$Linux_X86_64 LibreOffice_project/520$Build-2</meta:generator>
  </office:meta>
</office:document-meta>
</file>